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 style:master-page-name="Standard">
      <style:table-properties style:width="14.975cm" fo:margin-left="0.016cm" fo:margin-right="0.007cm" style:page-number="0" table:align="margins" style:writing-mode="lr-tb"/>
    </style:style>
    <style:style style:name="Table1.A" style:family="table-column">
      <style:table-column-properties style:column-width="3.327cm" style:rel-column-width="1886*"/>
    </style:style>
    <style:style style:name="Table1.B" style:family="table-column">
      <style:table-column-properties style:column-width="11.642cm" style:rel-column-width="6601*"/>
    </style:style>
    <style:style style:name="Table1.1" style:family="table-row">
      <style:table-row-properties style:keep-together="false"/>
    </style:style>
    <style:style style:name="Table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1.1" style:family="table-column">
      <style:table-column-properties style:column-width="3.978cm" style:rel-column-width="2255*"/>
    </style:style>
    <style:style style:name="Table1.B1.2" style:family="table-column">
      <style:table-column-properties style:column-width="4.29cm" style:rel-column-width="2432*"/>
    </style:style>
    <style:style style:name="Table1.B1.3" style:family="table-column">
      <style:table-column-properties style:column-width="3.376cm" style:rel-column-width="1914*"/>
    </style:style>
    <style:style style:name="Table1.B1.1" style:family="table-row">
      <style:table-row-properties style:keep-together="false"/>
    </style:style>
    <style:style style:name="Table1.B1.1.1" style:family="table-cell">
      <style:table-cell-properties style:vertical-align="top" fo:background-color="#e6e6e6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1.B1.2" style:family="table-row">
      <style:table-row-properties style:min-row-height="0.833cm" style:keep-together="false"/>
    </style:style>
    <style:style style:name="Table1.B1.1.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1.B1.1.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2" style:family="table">
      <style:table-properties style:width="14.975cm" fo:margin-left="0.016cm" fo:margin-right="0.007cm" table:align="margins" style:writing-mode="lr-tb"/>
    </style:style>
    <style:style style:name="Table2.A" style:family="table-column">
      <style:table-column-properties style:column-width="3.978cm" style:rel-column-width="2255*"/>
    </style:style>
    <style:style style:name="Table2.B" style:family="table-column">
      <style:table-column-properties style:column-width="10.994cm" style:rel-column-width="6234*"/>
    </style:style>
    <style:style style:name="Table2.1" style:family="table-row">
      <style:table-row-properties style:keep-together="false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B1.1" style:family="table-column">
      <style:table-column-properties style:column-width="5.147cm" style:rel-column-width="2918*"/>
    </style:style>
    <style:style style:name="Table2.B1.2" style:family="table-column">
      <style:table-column-properties style:column-width="5.849cm" style:rel-column-width="3316*"/>
    </style:style>
    <style:style style:name="Table2.B1.1" style:family="table-row">
      <style:table-row-properties style:min-row-height="0.469cm" style:keep-together="false"/>
    </style:style>
    <style:style style:name="Table2.B1.1.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B1.2" style:family="table-row">
      <style:table-row-properties style:min-row-height="0.559cm" style:keep-together="false"/>
    </style:style>
    <style:style style:name="Table2.B1.1.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.B1.3" style:family="table-row">
      <style:table-row-properties style:min-row-height="0.628cm" style:keep-together="false"/>
    </style:style>
    <style:style style:name="Table2.B1.4" style:family="table-row">
      <style:table-row-properties style:min-row-height="0.596cm" style:keep-together="false"/>
    </style:style>
    <style:style style:name="Table2.B1.5" style:family="table-row">
      <style:table-row-properties style:keep-together="false"/>
    </style:style>
    <style:style style:name="Table2.B1.1.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3" style:family="table">
      <style:table-properties style:width="14.949cm" fo:margin-left="0.042cm" fo:margin-right="0.007cm" table:align="margins" style:writing-mode="lr-tb"/>
    </style:style>
    <style:style style:name="Table3.A" style:family="table-column">
      <style:table-column-properties style:column-width="14.947cm" style:rel-column-width="8475*"/>
    </style:style>
    <style:style style:name="Table3.1" style:family="table-row">
      <style:table-row-properties style:keep-together="false"/>
    </style:style>
    <style:style style:name="Table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5.028cm" fo:margin-left="-0.011cm" fo:margin-right="-0.019cm" table:align="margins" style:writing-mode="lr-tb"/>
    </style:style>
    <style:style style:name="Table4.A" style:family="table-column">
      <style:table-column-properties style:column-width="15.027cm" style:rel-column-width="8520*"/>
    </style:style>
    <style:style style:name="Table4.1" style:family="table-row">
      <style:table-row-properties style:keep-together="false"/>
    </style:style>
    <style:style style:name="Table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4.975cm" fo:margin-left="0.042cm" fo:margin-right="-0.019cm" table:align="margins" style:writing-mode="lr-tb"/>
    </style:style>
    <style:style style:name="Table5.A" style:family="table-column">
      <style:table-column-properties style:column-width="6.899cm" style:rel-column-width="3911*"/>
    </style:style>
    <style:style style:name="Table5.B" style:family="table-column">
      <style:table-column-properties style:column-width="8.072cm" style:rel-column-width="4576*"/>
    </style:style>
    <style:style style:name="Table5.1" style:family="table-row">
      <style:table-row-properties style:keep-together="false"/>
    </style:style>
    <style:style style:name="Table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4.975cm" fo:margin-left="0.016cm" fo:margin-right="0.007cm" table:align="margins" style:writing-mode="lr-tb"/>
    </style:style>
    <style:style style:name="Table6.A" style:family="table-column">
      <style:table-column-properties style:column-width="14.974cm" style:rel-column-width="8490*"/>
    </style:style>
    <style:style style:name="Table6.1" style:family="table-row">
      <style:table-row-properties style:keep-together="false"/>
    </style:style>
    <style:style style:name="Table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" style:family="table">
      <style:table-properties style:width="15.002cm" fo:margin-left="0.016cm" fo:margin-right="-0.019cm" table:align="margins" style:writing-mode="lr-tb"/>
    </style:style>
    <style:style style:name="Table7.A" style:family="table-column">
      <style:table-column-properties style:column-width="2.935cm" style:rel-column-width="1664*"/>
    </style:style>
    <style:style style:name="Table7.B" style:family="table-column">
      <style:table-column-properties style:column-width="12.063cm" style:rel-column-width="6840*"/>
    </style:style>
    <style:style style:name="Table7.1" style:family="table-row">
      <style:table-row-properties style:keep-together="false"/>
    </style:style>
    <style:style style:name="Table7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8" style:family="table">
      <style:table-properties style:width="15.002cm" fo:margin-left="0.016cm" fo:margin-right="-0.019cm" table:align="margins" style:writing-mode="lr-tb"/>
    </style:style>
    <style:style style:name="Table8.A" style:family="table-column">
      <style:table-column-properties style:column-width="2.935cm" style:rel-column-width="1664*"/>
    </style:style>
    <style:style style:name="Table8.B" style:family="table-column">
      <style:table-column-properties style:column-width="12.063cm" style:rel-column-width="6840*"/>
    </style:style>
    <style:style style:name="Table8.1" style:family="table-row">
      <style:table-row-properties style:keep-together="false"/>
    </style:style>
    <style:style style:name="Table8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8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top="0.635cm" fo:margin-bottom="0.212cm" fo:text-align="center" style:justify-single-word="false"/>
      <style:text-properties fo:font-size="10pt" style:font-size-asian="10pt"/>
    </style:style>
    <style:style style:name="P3" style:family="paragraph" style:parent-style-name="Heading_20_1">
      <style:paragraph-properties fo:text-align="start" style:justify-single-word="false" style:snap-to-layout-grid="false"/>
      <style:text-properties style:text-position="super 58%" style:font-size-complex="8pt"/>
    </style:style>
    <style:style style:name="P4" style:family="paragraph" style:parent-style-name="Heading_20_4">
      <style:paragraph-properties fo:margin-top="0cm" fo:margin-bottom="0.212cm"/>
      <style:text-properties fo:font-size="14pt" style:font-size-asian="14pt" style:font-size-complex="14pt"/>
    </style:style>
    <style:style style:name="P5" style:family="paragraph" style:parent-style-name="Standard">
      <style:paragraph-properties style:snap-to-layout-grid="false"/>
      <style:text-properties style:text-position="super 58%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weight-complex="bold"/>
    </style:style>
    <style:style style:name="P7" style:family="paragraph" style:parent-style-name="Heading_20_1">
      <style:paragraph-properties fo:text-align="start" style:justify-single-word="false" style:snap-to-layout-grid="false"/>
    </style:style>
    <style:style style:name="P8" style:family="paragraph" style:parent-style-name="Standard">
      <style:text-properties fo:font-size="10pt" style:font-size-asian="10pt"/>
    </style:style>
    <style:style style:name="P9" style:family="paragraph" style:parent-style-name="Heading_20_1">
      <style:text-properties fo:font-size="10pt" style:font-size-asian="10pt"/>
    </style:style>
    <style:style style:name="P10" style:family="paragraph" style:parent-style-name="Standard">
      <style:paragraph-properties style:snap-to-layout-grid="false"/>
      <style:text-properties fo:font-size="8pt" fo:font-weight="bold" style:font-size-asian="8pt" style:font-weight-asian="bold" style:font-weight-complex="bold"/>
    </style:style>
    <style:style style:name="P11" style:family="paragraph" style:parent-style-name="Standard">
      <style:text-properties fo:font-size="10pt" fo:font-weight="bold" style:font-size-asian="10pt" style:font-weight-asian="bold" style:font-weight-complex="bold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Standard">
      <style:paragraph-properties fo:margin-top="0.212cm" fo:margin-bottom="0.106cm" fo:text-align="end" style:justify-single-word="false" style:snap-to-layout-grid="false"/>
      <style:text-properties fo:font-size="8pt" style:font-size-asian="8pt" style:font-size-complex="8pt"/>
    </style:style>
    <style:style style:name="P14" style:family="paragraph" style:parent-style-name="Standard">
      <style:paragraph-properties fo:margin-top="0.212cm" fo:margin-bottom="0.106cm" fo:text-align="end" style:justify-single-word="false"/>
      <style:text-properties fo:font-size="8pt" style:font-size-asian="8pt" style:font-size-complex="8pt"/>
    </style:style>
    <style:style style:name="P15" style:family="paragraph" style:parent-style-name="Standard">
      <style:paragraph-properties fo:margin-top="0.106cm" fo:margin-bottom="0.106cm" fo:text-align="justify" style:justify-single-word="false" style:snap-to-layout-grid="false"/>
      <style:text-properties fo:font-size="8pt" style:font-size-asian="8pt" style:font-size-complex="8pt"/>
    </style:style>
    <style:style style:name="P16" style:family="paragraph" style:parent-style-name="Standard">
      <style:paragraph-properties fo:margin-top="0.106cm" fo:margin-bottom="0.106cm" fo:text-align="center" style:justify-single-word="false" style:snap-to-layout-grid="false"/>
      <style:text-properties fo:font-size="8pt" style:font-size-asian="8pt" style:font-size-complex="8pt"/>
    </style:style>
    <style:style style:name="P17" style:family="paragraph" style:parent-style-name="Standard">
      <style:paragraph-properties fo:margin-left="0cm" fo:margin-right="-1.561cm" fo:text-align="justify" style:justify-single-word="false" fo:text-indent="0cm" style:auto-text-indent="false" fo:keep-with-next="always"/>
      <style:text-properties fo:font-size="8pt" style:font-size-asian="8pt" style:font-size-complex="8pt"/>
    </style:style>
    <style:style style:name="P18" style:family="paragraph" style:parent-style-name="Heading_20_7">
      <style:paragraph-properties fo:margin-left="0cm" fo:margin-right="-1.561cm" fo:text-align="justify" style:justify-single-word="false" fo:text-indent="0cm" style:auto-text-indent="false"/>
    </style:style>
    <style:style style:name="P19" style:family="paragraph" style:parent-style-name="Standard">
      <style:paragraph-properties fo:text-align="justify" style:justify-single-word="false" style:snap-to-layout-grid="false"/>
      <style:text-properties fo:font-size="8pt" style:font-size-asian="8pt" style:font-size-complex="8pt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8pt" style:font-size-asian="8pt" style:font-size-complex="8pt"/>
    </style:style>
    <style:style style:name="P21" style:family="paragraph" style:parent-style-name="Standard">
      <style:paragraph-properties fo:margin-left="0cm" fo:margin-right="-1.561cm" fo:text-align="justify" style:justify-single-word="false" fo:text-indent="0cm" style:auto-text-indent="false" fo:keep-with-next="always"/>
    </style:style>
    <style:style style:name="P22" style:family="paragraph" style:parent-style-name="Standard" style:list-style-name="L2">
      <style:paragraph-properties fo:text-align="justify" style:justify-single-word="false" style:snap-to-layout-grid="false"/>
      <style:text-properties fo:font-size="8pt" style:font-size-asian="8pt" style:font-size-complex="8pt"/>
    </style:style>
    <style:style style:name="P23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24" style:family="paragraph" style:parent-style-name="Standard">
      <style:paragraph-properties fo:margin-left="0cm" fo:margin-right="-1.561cm" fo:text-align="justify" style:justify-single-word="false" fo:text-indent="0cm" style:auto-text-indent="false" fo:keep-with-next="always"/>
      <style:text-properties fo:font-size="8pt" fo:font-weight="bold" style:font-size-asian="8pt" style:font-weight-asian="bold" style:font-size-complex="8pt" style:font-weight-complex="bold"/>
    </style:style>
    <style:style style:name="P25" style:family="paragraph" style:parent-style-name="Heading_20_6">
      <style:paragraph-properties fo:margin-left="0cm" fo:margin-right="-1.561cm" fo:line-height="100%" fo:text-indent="0cm" style:auto-text-indent="false"/>
    </style:style>
    <style:style style:name="P26" style:family="paragraph" style:parent-style-name="Standard" style:list-style-name="L3">
      <style:paragraph-properties fo:text-align="justify" style:justify-single-word="false" style:snap-to-layout-grid="false"/>
      <style:text-properties fo:font-size="8pt" style:font-size-asian="8pt" style:font-size-complex="8pt"/>
    </style:style>
    <style:style style:name="P27" style:family="paragraph" style:parent-style-name="Standard">
      <style:paragraph-properties fo:margin-left="0cm" fo:margin-right="-1.561cm" fo:text-align="justify" style:justify-single-word="false" fo:text-indent="0cm" style:auto-text-indent="false" fo:keep-with-next="always"/>
      <style:text-properties fo:font-size="8pt" fo:font-weight="bold" style:font-size-asian="8pt" style:font-weight-asian="bold" style:font-weight-complex="bold"/>
    </style:style>
    <style:style style:name="P28" style:family="paragraph" style:parent-style-name="Standard">
      <style:paragraph-properties fo:margin-top="0.212cm" fo:margin-bottom="0cm" fo:text-align="justify" style:justify-single-word="false"/>
      <style:text-properties fo:font-size="8pt" style:font-size-asian="8pt" style:font-size-complex="8pt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text-position="super 58%" fo:font-size="8pt" style:font-size-asian="8pt" style:font-size-complex="8pt"/>
    </style:style>
    <style:style style:name="P30" style:family="paragraph" style:parent-style-name="Standard">
      <style:paragraph-properties fo:text-align="justify" style:justify-single-word="false"/>
      <style:text-properties style:text-position="super 58%"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weight-complex="bold"/>
    </style:style>
    <style:style style:name="T2" style:family="text">
      <style:text-properties fo:font-size="8pt" style:font-size-asian="8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Empresa</text:span><text:span text:style-name="T2">:</text:span></text:p>
            <text:p text:style-name="P2"/>
          </table:table-cell>
          <table:table-cell>
            <table:table table:is-sub-table="true">
              <table:table-column table:style-name="Table1.B1.1"/>
              <table:table-column table:style-name="Table1.B1.2"/>
              <table:table-column table:style-name="Table1.B1.3"/>
              <table:table-row table:style-name="Table1.B1.1">
                <table:table-cell table:style-name="Table1.B1.1.1" table:number-columns-spanned="3" office:value-type="string">
                  <text:p text:style-name="P3">Documento:</text:p>
                  <text:p text:style-name="P4">plano-gerencia-escopo.odt</text:p>
                </table:table-cell>
                <table:covered-table-cell/>
                <table:covered-table-cell/>
              </table:table-row>
              <table:table-row table:style-name="Table1.B1.2">
                <table:table-cell table:style-name="Table1.B1.1.2" table:number-columns-spanned="3" office:value-type="string">
                  <text:p text:style-name="P5">Formulário:</text:p>
                  <text:p text:style-name="P6">PLANO DE GERÊNCIA DO ESCOPO</text:p>
                </table:table-cell>
                <table:covered-table-cell/>
                <table:covered-table-cell/>
              </table:table-row>
              <table:table-row table:style-name="Table1.B1.1">
                <table:table-cell table:style-name="Table1.B1.1.3" office:value-type="string">
                  <text:p text:style-name="P7">Revisão Nº:</text:p>
                  <text:p text:style-name="P8"><text:s text:c="22"/>01</text:p>
                </table:table-cell>
                <table:table-cell table:style-name="Table1.B1.1.3" office:value-type="string">
                  <text:p text:style-name="P7">Data Revisão:</text:p>
                  <text:p text:style-name="P9">27/02/2007</text:p>
                </table:table-cell>
                <table:table-cell table:style-name="Table1.B1.1.2" office:value-type="string">
                  <text:p text:style-name="P10">Pág.:</text:p>
                  <text:p text:style-name="P11"><text:s text:c="7"/></text:p>
                </table:table-cell>
              </table:table-row>
            </table:table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Nome do Projeto:</text:p>
            <text:p text:style-name="P14">Cliente:</text:p>
            <text:p text:style-name="P14">Patrocinador do Projeto:</text:p>
            <text:p text:style-name="P14">Gerente do Projeto:</text:p>
            <text:p text:style-name="P14">Previsão de Início e Término:</text:p>
          </table:table-cell>
          <table:table-cell>
            <table:table table:is-sub-table="true">
              <table:table-column table:style-name="Table2.B1.1"/>
              <table:table-column table:style-name="Table2.B1.2"/>
              <table:table-row table:style-name="Table2.B1.1">
                <table:table-cell table:style-name="Table2.B1.1.1" table:number-columns-spanned="2" office:value-type="string">
                  <text:p text:style-name="P15">Escola</text:p>
                </table:table-cell>
                <table:covered-table-cell/>
              </table:table-row>
              <table:table-row table:style-name="Table2.B1.2">
                <table:table-cell table:style-name="Table2.B1.1.2" table:number-columns-spanned="2" office:value-type="string">
                  <text:p text:style-name="P15">Instituições de ensino em geral</text:p>
                </table:table-cell>
                <table:covered-table-cell/>
              </table:table-row>
              <table:table-row table:style-name="Table2.B1.3">
                <table:table-cell table:style-name="Table2.B1.1.2" table:number-columns-spanned="2" office:value-type="string">
                  <text:p text:style-name="P15">UFG, Berlios e colaboradores</text:p>
                </table:table-cell>
                <table:covered-table-cell/>
              </table:table-row>
              <table:table-row table:style-name="Table2.B1.4">
                <table:table-cell table:style-name="Table2.B1.1.2" table:number-columns-spanned="2" office:value-type="string">
                  <text:p text:style-name="P15">Fábio Nogueira de Lucena</text:p>
                </table:table-cell>
                <table:covered-table-cell/>
              </table:table-row>
              <table:table-row table:style-name="Table2.B1.5">
                <table:table-cell table:style-name="Table2.B1.1.5" office:value-type="string">
                  <text:p text:style-name="P16">01/04/2007</text:p>
                </table:table-cell>
                <table:table-cell table:style-name="Table2.B1.1.2" office:value-type="string">
                  <text:p text:style-name="P16">01/09/2007</text:p>
                </table:table-cell>
              </table:table-row>
            </table:table>
          </table:table-cell>
        </table:table-row>
      </table:table>
      <text:p text:style-name="P17"/>
      <text:p text:style-name="P18">Descrição do(s) <text:s/>documento(s) que será(ão) utilizado(s) para acompanhamento do Escopo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9"/>
            <text:list text:style-name="L1">
              <text:list-item>
                <text:p text:style-name="P20">Plano de Gerência do Projeto (veja seção 1.1.1)</text:p>
                <text:p text:style-name="P20"/>
              </text:list-item>
            </text:list>
          </table:table-cell>
        </table:table-row>
      </table:table>
      <text:p text:style-name="P17"/>
      <text:p text:style-name="P21"><text:span text:style-name="T1">Descreva como serão feitos o controle e o registro das mudanças no Escopo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text:style-name="L2">
              <text:list-item>
                <text:p text:style-name="P22">Mudança no escopo será efetuada como conseqüência da aprovação de uma requisição de mudança.</text:p>
              </text:list-item>
              <text:list-item>
                <text:p text:style-name="P22">Requisições de mudança que afetem o escopo exigem a aprovação do patrocinador do projeto.</text:p>
              </text:list-item>
            </text:list>
            <text:p text:style-name="P23"/>
          </table:table-cell>
        </table:table-row>
      </table:table>
      <text:p text:style-name="P24"/>
      <text:p text:style-name="P25">Responsável pela administração do Plano do Escopo<text:tab/><text:tab/><text:tab/>Freqüência de atualização do Plano do Escopo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list text:style-name="L3">
              <text:list-item>
                <text:p text:style-name="P26">Fábio Nogueira de Lucena</text:p>
              </text:list-item>
            </text:list>
            <text:p text:style-name="P23"/>
          </table:table-cell>
          <table:table-cell table:style-name="Table5.B1" office:value-type="string">
            <text:list text:style-name="L3">
              <text:list-item>
                <text:p text:style-name="P26">Uma revisão neste plano só ocorrerá como conseqüência de requisição de mudança.</text:p>
              </text:list-item>
            </text:list>
          </table:table-cell>
        </table:table-row>
      </table:table>
      <text:p text:style-name="P24"/>
      <text:p text:style-name="P27">Outros assuntos relacionados ao Gerenciamento do Plano do Escopo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/>
            <text:p text:style-name="P23"/>
          </table:table-cell>
        </table:table-row>
      </table:table>
      <text:p text:style-name="P28">Elaboração: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9">Data</text:p>
            <text:p text:style-name="P30"/>
          </table:table-cell>
          <table:table-cell table:style-name="Table7.B1" office:value-type="string">
            <text:p text:style-name="P29">Nome / Assinatura</text:p>
          </table:table-cell>
        </table:table-row>
      </table:table>
      <text:p text:style-name="P23">Aprovação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9">Data</text:p>
            <text:p text:style-name="P30"/>
          </table:table-cell>
          <table:table-cell table:style-name="Table8.B1" office:value-type="string">
            <text:p text:style-name="P29">Nome / Assinatura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text-align="center" style:justify-single-word="false" fo:keep-with-next="always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style:font-name-complex="Arial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.212cm"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line-height="150%" fo:text-align="justify" style:justify-single-word="false" fo:keep-with-next="always"/>
      <style:text-properties fo:font-size="8pt" fo:font-weight="bold" style:font-size-asian="8pt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-1.556cm" fo:line-height="150%" fo:text-align="justify" style:justify-single-word="false" fo:text-indent="0cm" style:auto-text-indent="false" fo:keep-with-next="always"/>
      <style:text-properties fo:font-size="8pt" fo:font-weight="bold" style:font-size-asian="8pt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8pt" fo:font-weight="bold" style:font-size-asian="8pt" style:font-weight-asian="bold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Índice_20_de_20_figuras" style:display-name="Índice de figuras" style:family="paragraph" style:parent-style-name="Standard" style:next-style-name="Standard">
      <style:paragraph-properties fo:margin-left="0.847cm" fo:margin-right="0cm" fo:text-indent="-0.847cm" style:auto-text-indent="false"/>
      <style:text-properties fo:font-variant="small-caps" fo:font-size="10pt" style:font-size-asian="10pt" style:font-size-complex="10pt"/>
    </style:style>
    <style:style style:name="Normal_20__28_Web_29_1" style:display-name="Normal (Web)1" style:family="paragraph" style:parent-style-name="Standard">
      <style:paragraph-properties fo:margin-top="0.494cm" fo:margin-bottom="0.21cm"/>
      <style:text-properties style:font-name="Arial Unicode MS" style:font-name-asian="Arial Unicode MS" style:font-name-complex="Arial Unicode MS"/>
    </style:style>
    <style:style style:name="western1" style:family="paragraph" style:parent-style-name="Standard">
      <style:paragraph-properties fo:margin-top="0.494cm" fo:margin-bottom="0.21cm"/>
      <style:text-properties style:font-name="Arial Unicode MS" fo:font-style="italic" style:font-name-asian="Arial Unicode MS" style:font-style-asian="italic" style:font-name-complex="Arial Unicode MS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21cm"/>
      <style:text-properties style:font-name="Arial Unicode MS" style:font-name-asian="Arial Unicode MS" style:font-name-complex="Arial Unicode MS"/>
    </style:style>
    <style:style style:name="Page_20_Number" style:display-name="Page Number" style:family="text" style:parent-style-name="Fonte_20_parág._20_padrão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-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cm" fo:margin-bottom="2cm" fo:margin-left="3cm" fo:margin-right="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Empresa:</dc:title>
    <meta:initial-creator>microsoft</meta:initial-creator>
    <meta:creation-date>2006-04-13T16:22:00</meta:creation-date>
    <dc:creator>a a</dc:creator>
    <dc:date>2007-02-27T17:54:39</dc:date>
    <dc:language>pt-BR</dc:language>
    <meta:editing-cycles>8</meta:editing-cycles>
    <meta:editing-duration>PT49M22S</meta:editing-duration>
    <meta:user-defined meta:name="Info 1"/>
    <meta:user-defined meta:name="Info 2"/>
    <meta:user-defined meta:name="Info 3"/>
    <meta:user-defined meta:name="Info 4"/>
    <meta:document-statistic meta:table-count="8" meta:image-count="0" meta:object-count="0" meta:page-count="1" meta:paragraph-count="37" meta:word-count="165" meta:character-count="1069"/>
  </office:meta>
</office:document-meta>
</file>